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style="italic" style:font-style-asian="italic" style:font-style-complex="italic" fo:font-weight="bold" style:font-weight-asian="bold" style:font-weight-complex="bold"/>
    </style:style>
    <style:style style:name="T79" style:family="text">
      <style:text-properties fo:font-style="italic" style:font-style-asian="italic" style:font-style-complex="italic" fo:font-weight="bold" style:font-weight-asian="bold" style:font-weight-complex="bold"/>
    </style:style>
    <style:style style:name="T80" style:family="text">
      <style:text-properties fo:font-style="italic" style:font-style-asian="italic" style:font-style-complex="italic" fo:font-weight="bold" style:font-weight-asian="bold" style:font-weight-complex="bold"/>
    </style:style>
    <style:style style:name="T81" style:family="text">
      <style:text-properties fo:font-style="italic" style:font-style-asian="italic" style:font-style-complex="italic"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415-779-2701 ♦ <text:a xlink:type="simple" xlink:href="mailto:jacksenechal@gmail.com" office:name=""><text:span text:style-name="Definition">jacksenechal@gmail.com</text:span></text:a><text:line-break/><text:a xlink:type="simple" xlink:href="http://jacksenechal.com/resume" office:name=""><text:span text:style-name="Definition">jacksenechal.com/resume</text:span></text:a> ♦ <text:a xlink:type="simple" xlink:href="https://github.com/jacksenechal" office:name=""><text:span text:style-name="Definition">github.com/jacksenechal</text:span></text:a></text:p>
      <text:h text:style-name="Heading_20_2" text:outline-level="2">Introduction</text:h>
      <text:p text:style-name="First_20_paragraph">I am an engineer with a passion for the future. I wish to see clean and lucid technology guiding the world's vector of change toward the long-term greatest good of humanity. I have a deep interest in the architecture of complex systems and facilitating emergence. I value foresight, innovation, multidimensional thinking, and appropriate application of technology. I am existentially intolerant of the status quo.</text:p>
      <text:p text:style-name="Text_20_body">My current professional interests include building tools for community self-organization, including tools for identity, trust, collaboration, annotation, and discovery. I'm fascinated with application and data ecosystems, and would like to see more flexibility and crossover between systems. Other interests include human-computer interaction, appropriate technology, sustainable development, open source everything, mountain biking, snow sports, and meditation.</text:p>
      <text:p text:style-name="Text_20_body">I bring 10+ years of industry experience. My ideal workplace has a vibrant environment of innovation, a strong team practicing Agile methodologies, and a culture of excellence. It is more than a day job, it is a platform to launch big ideas. I have played many roles over the years, and am open to the right job, whatever form that takes. If you think you have a great position for me, let's discuss.</text:p>
      <text:h text:style-name="Heading_20_2" text:outline-level="2">Languages and Technologies</text:h>
      <text:p text:style-name="First_20_paragraph">Programming experience with Ruby, Rails, JavaScript, CoffeeScript, Node.js, jQuery, D3, PHP, ActionScript, Flex, and SuperCollider. Limited experience with C/C++, Java, Perl and Python.</text:p>
      <text:p text:style-name="Text_20_body">Deeply familiar with MVC.</text:p>
      <text:p text:style-name="Text_20_body">Experience with automated testing in JavaScript, Ruby, PHP, Selenium, and ActionScript.</text:p>
      <text:p text:style-name="Text_20_body">Most comfortable developing with Vim on Linux.</text:p>
      <text:h text:style-name="Heading_20_2" text:outline-level="2">Education</text:h>
      <text:p text:style-name="First_20_paragraph">Bachelor of Arts from the <text:a xlink:type="simple" xlink:href="http://unca.edu" office:name=""><text:span text:style-name="Definition">University of North Carolina at Asheville</text:span></text:a> (May, 2003)</text:p>
      <text:list text:style-name="L1">
        <text:list-item>
          <text:p text:style-name="P1">Major in mathematics, minor in computer science</text:p>
        </text:list-item>
        <text:list-item>
          <text:p text:style-name="P1">Undergraduate research in mathematics</text:p>
        </text:list-item>
        <text:list-item>
          <text:p text:style-name="P1">Graduated with distinction in mathematics</text:p>
        </text:list-item>
      </text:list>
      <text:h text:style-name="Heading_20_2" text:outline-level="2">Open Source Projects</text:h>
      <text:p text:style-name="First_20_paragraph"><text:a xlink:type="simple" xlink:href="http://enlightenedstructure.org" office:name=""><text:span text:style-name="Definition"><text:span text:style-name="T1">Enlightened</text:span><text:span text:style-name="T2"> </text:span><text:span text:style-name="T3">Structure</text:span></text:span></text:a> 2007 - current</text:p>
      <text:list text:style-name="L2">
        <text:list-item>
          <text:p text:style-name="P2">Co-founded the Enlightened Structure metaproject to facilitate the emergence of an open, decentralized global infrastructure for applications to make use of rich cloud data such as identity, reputation, and commons licensed content, and to lead the way with reference applications such as a forking-based collaboration engine and visualization tools for navigating the global semantic graph.</text:p>
        </text:list-item>
        <text:list-item>
          <text:p text:style-name="P2">Research and synthesis of information on candidate technologies</text:p>
        </text:list-item>
        <text:list-item>
          <text:p text:style-name="P2">Code contributions to related projects (primarily written in Ruby and JavaScript)</text:p>
        </text:list-item>
      </text:list>
      <text:p text:style-name="First_20_paragraph"><text:a xlink:type="simple" xlink:href="https://chrome.google.com/webstore/detail/skype-links/epbmllnadbdnppblcebkkmapkinkdchd" office:name=""><text:span text:style-name="Definition"><text:span text:style-name="T4">Skype</text:span><text:span text:style-name="T5"> </text:span><text:span text:style-name="T6">Links</text:span><text:span text:style-name="T7"> </text:span><text:span text:style-name="T8">Chrome</text:span><text:span text:style-name="T9"> </text:span><text:span text:style-name="T10">Extension</text:span></text:span></text:a> 2011</text:p>
      <text:list text:style-name="L3">
        <text:list-item>
          <text:p text:style-name="P3">A Chrome extension to make <text:span text:style-name="Teletype">callto:</text:span> or <text:span text:style-name="Teletype">skype:</text:span> links out of phone numbers on web pages</text:p>
        </text:list-item>
      </text:list>
      <text:h text:style-name="Heading_20_2" text:outline-level="2">Industry Experience</text:h>
      <text:p text:style-name="First_20_paragraph"><text:a xlink:type="simple" xlink:href="http://superluminal.is/" office:name=""><text:span text:style-name="Definition"><text:span text:style-name="T11">Superluminal</text:span><text:span text:style-name="T12"> </text:span><text:span text:style-name="T13">Systems</text:span></text:span></text:a> AUG 2013 - current</text:p>
      <text:list text:style-name="L4">
        <text:list-item>
          <text:p text:style-name="P4">Helped to develop and launch the first client site based on the Superluminal Learning Management System.</text:p>
        </text:list-item>
        <text:list-item>
          <text:p text:style-name="P4">Collaboration on innovative user interface elements using D3 and CoffeeScript.</text:p>
        </text:list-item>
        <text:list-item>
          <text:p text:style-name="P4">Wordpress plugin wrangling, development and customization.</text:p>
        </text:list-item>
      </text:list>
      <text:p text:style-name="First_20_paragraph"><text:a xlink:type="simple" xlink:href="http://opentestpro.com" office:name=""><text:span text:style-name="Definition"><text:span text:style-name="T14">OpenTest</text:span><text:span text:style-name="T15"> </text:span><text:span text:style-name="T16">Pro,</text:span><text:span text:style-name="T17"> </text:span><text:span text:style-name="T18">LLC</text:span></text:span></text:a> 2008 - 2011</text:p>
      <text:list text:style-name="L5">
        <text:list-item>
          <text:p text:style-name="P5">Founded the company to provide educational resources relating to automated testing and continuous integration using open source tools in a PHP environment.</text:p>
        </text:list-item>
        <text:list-item>
          <text:p text:style-name="P5">Activities include technical writing, web application development in Ruby on Rails and Flex, studio voiceover recording, and project management.</text:p>
        </text:list-item>
      </text:list>
      <text:p text:style-name="First_20_paragraph"><text:span text:style-name="T19">Independent</text:span><text:span text:style-name="T20"> </text:span><text:span text:style-name="T21">Contracting</text:span> 2004 - 2009</text:p>
      <text:list text:style-name="L6">
        <text:list-item>
          <text:p text:style-name="P6"><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6"><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6">Various smaller websites and components.</text:p>
        </text:list-item>
      </text:list>
      <text:p text:style-name="First_20_paragraph"><text:a xlink:type="simple" xlink:href="http://onforce.com" office:name=""><text:span text:style-name="Definition"><text:span text:style-name="T22">OnForce,</text:span><text:span text:style-name="T23"> </text:span><text:span text:style-name="T24">Inc</text:span></text:span></text:a><text:span text:style-name="T25"> </text:span><text:span text:style-name="T26">-</text:span><text:span text:style-name="T27"> </text:span><text:span text:style-name="T28">New</text:span><text:span text:style-name="T29"> </text:span><text:span text:style-name="T30">York,</text:span><text:span text:style-name="T31"> </text:span><text:span text:style-name="T32">NY</text:span> JUNE 2006 - DEC 2007</text:p>
      <text:list text:style-name="L7">
        <text:list-item>
          <text:p text:style-name="P7">Programmed features and updates to the OnForce platform.</text:p>
        </text:list-item>
        <text:list-item>
          <text:p text:style-name="P7">Introduced automated testing with PHPUnit. Implemented tests for OnForce's public-facing API. Unit testing infrastructure included PHPUnit with a custom test database refreshing mechanism, Selenium, and CruiseControl.</text:p>
        </text:list-item>
        <text:list-item>
          <text:p text:style-name="P7">Integrated OnFoce platform with Salesforce APIs to provide up-to-date customer information for sales and support teams.</text:p>
        </text:list-item>
        <text:list-item>
          <text:p text:style-name="P7">Project managed the implementation of Salesforce throughout the company, and oversaw the administration of the application.</text:p>
        </text:list-item>
      </text:list>
      <text:p text:style-name="First_20_paragraph"><text:a xlink:type="simple" xlink:href="http://jbanetwork.com" office:name=""><text:span text:style-name="Definition"><text:span text:style-name="T33">JBA</text:span><text:span text:style-name="T34"> </text:span><text:span text:style-name="T35">Network</text:span></text:span></text:a><text:span text:style-name="T36"> </text:span><text:span text:style-name="T37">-</text:span><text:span text:style-name="T38"> </text:span><text:span text:style-name="T39">Asheville,</text:span><text:span text:style-name="T40"> </text:span><text:span text:style-name="T41">NC</text:span> JUNE 2003 - DEC 2006</text:p>
      <text:list text:style-name="L8">
        <text:list-item>
          <text:p text:style-name="P8">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8">Developed a modular, evented, MVC programming framework for PHP.</text:p>
        </text:list-item>
        <text:list-item>
          <text:p text:style-name="P8">Concept development, project management, and programming for other company products and services, including www.jukeboxalive.com and www.byregion.net.</text:p>
        </text:list-item>
        <text:list-item>
          <text:p text:style-name="P8">Systems administration and networking (Linux, Windows).</text:p>
        </text:list-item>
      </text:list>
      <text:p text:style-name="First_20_paragraph"><text:span text:style-name="T42">US</text:span><text:span text:style-name="T43"> </text:span><text:span text:style-name="T44">Navy</text:span><text:span text:style-name="T45"> </text:span><text:span text:style-name="T46">FNMOD</text:span><text:span text:style-name="T47"> </text:span><text:span text:style-name="T48">-</text:span><text:span text:style-name="T49"> </text:span><text:span text:style-name="T50">Asheville,</text:span><text:span text:style-name="T51"> </text:span><text:span text:style-name="T52">NC</text:span> MAY 2001 - AUG 2001</text:p>
      <text:list text:style-name="L9">
        <text:list-item>
          <text:p text:style-name="P9">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text:span text:style-name="T53">Freelance</text:span><text:span text:style-name="T54"> </text:span><text:span text:style-name="T55">-</text:span><text:span text:style-name="T56"> </text:span><text:span text:style-name="T57">Sydney,</text:span><text:span text:style-name="T58"> </text:span><text:span text:style-name="T59">Australia</text:span> DEC 1999 - DEC 2000</text:p>
      <text:list text:style-name="L10">
        <text:list-item>
          <text:p text:style-name="P10">Web designer, programmer. Developed a Java search engine applet for a CD-ROM based knowledge bank. Various other web development and graphic design projects.</text:p>
        </text:list-item>
      </text:list>
      <text:p text:style-name="First_20_paragraph"><text:span text:style-name="T60">Internet</text:span><text:span text:style-name="T61"> </text:span><text:span text:style-name="T62">Safety</text:span><text:span text:style-name="T63"> </text:span><text:span text:style-name="T64">Association</text:span><text:span text:style-name="T65"> </text:span><text:span text:style-name="T66">-</text:span><text:span text:style-name="T67"> </text:span><text:span text:style-name="T68">Asheville,</text:span><text:span text:style-name="T69"> </text:span><text:span text:style-name="T70">NC</text:span> DEC 1998 - DEC 1999</text:p>
      <text:list text:style-name="L11">
        <text:list-item>
          <text:p text:style-name="P11">Designer, computer technician. HTML and JavaScript programming, graphic design, web design and management, network management, computer repairs and upgrades.</text:p>
        </text:list-item>
      </text:list>
      <text:p text:style-name="First_20_paragraph"><text:span text:style-name="T71">Various</text:span><text:span text:style-name="T72"> </text:span><text:span text:style-name="T73">-</text:span><text:span text:style-name="T74"> </text:span><text:span text:style-name="T75">Asheville,</text:span><text:span text:style-name="T76"> </text:span><text:span text:style-name="T77">NC</text:span> 1996 - 1998</text:p>
      <text:list text:style-name="L12">
        <text:list-item>
          <text:p text:style-name="P12">Assorted computer related jobs and volunteer work, including CAT-5 and fiber-optic network installation, web development, desktop publishing, technical writing, computer repair, and technical support.</text:p>
        </text:list-item>
      </text:list>
      <text:p text:style-name="First_20_paragraph"><text:span text:style-name="T78">Excellent</text:span><text:span text:style-name="T79"> </text:span><text:span text:style-name="T80">References</text:span><text:span text:style-name="T81"> </text:span><text:span text:style-name="T82">Available</text:span><text:span text:style-name="T83"> </text:span><text:span text:style-name="T84">Upon</text:span><text:span text:style-name="T85"> </text:span><text:span text:style-name="T86">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